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7" style:parent-style-name="Policepardéfau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9" style:parent-style-name="Normal" style:family="paragraph">
      <style:text-properties style:font-name="Arial" style:font-name-complex="Arial" fo:font-size="9pt" style:font-size-asian="9pt" style:font-size-complex="9pt"/>
    </style:style>
    <style:style style:name="P10" style:parent-style-name="Normal" style:family="paragraph">
      <style:text-properties style:font-name="Arial" style:font-name-complex="Arial" fo:font-weight="bold" style:font-weight-asian="bold" style:font-weight-complex="bold" fo:color="#7030A0" fo:font-size="9pt" style:font-size-asian="9pt" style:font-size-complex="9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Arial" style:font-name-complex="Arial"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4" style:family="table-column">
      <style:table-column-properties style:column-width="1.0486in"/>
    </style:style>
    <style:style style:name="TableColumn15" style:family="table-column">
      <style:table-column-properties style:column-width="1.0486in"/>
    </style:style>
    <style:style style:name="TableColumn16" style:family="table-column">
      <style:table-column-properties style:column-width="1.0486in"/>
    </style:style>
    <style:style style:name="TableColumn17" style:family="table-column">
      <style:table-column-properties style:column-width="1.0486in"/>
    </style:style>
    <style:style style:name="TableColumn18" style:family="table-column">
      <style:table-column-properties style:column-width="1.0493in"/>
    </style:style>
    <style:style style:name="TableColumn19" style:family="table-column">
      <style:table-column-properties style:column-width="1.0493in"/>
    </style:style>
    <style:style style:name="Table13" style:family="table">
      <style:table-properties style:width="6.293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4" style:parent-style-name="Policepardéfau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Policepardéfaut" style:family="text">
      <style:text-properties style:font-name="Arial" style:font-name-complex="Arial" fo:font-size="9pt" style:font-size-asian="9pt" style:font-size-complex="9pt"/>
    </style:style>
    <style:style style:name="T40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P46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P56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92" style:parent-style-name="Policepardéfaut" style:family="text">
      <style:text-properties style:font-name="Arial" style:font-name-complex="Arial" fo:font-size="9pt" style:font-size-asian="9pt" style:font-size-complex="9pt"/>
    </style:style>
    <style:style style:name="T9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94" style:parent-style-name="Policepardéfaut" style:family="text">
      <style:text-properties style:font-name="Arial" style:font-name-complex="Arial" fo:font-size="9pt" style:font-size-asian="9pt" style:font-size-complex="9pt"/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12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115" style:parent-style-name="Policepardéfaut" style:family="text">
      <style:text-properties style:font-name="Arial" style:font-name-complex="Arial" fo:font-size="9pt" style:font-size-asian="9pt" style:font-size-complex="9pt"/>
    </style:style>
    <style:style style:name="P116" style:parent-style-name="Normal" style:family="paragraph">
      <style:text-properties style:font-name="Arial" style:font-name-complex="Arial" fo:font-size="9pt" style:font-size-asian="9pt" style:font-size-complex="9pt"/>
    </style:style>
    <style:style style:name="P117" style:parent-style-name="Normal" style:family="paragraph">
      <style:text-properties style:font-name="Arial" style:font-name-complex="Arial" fo:font-size="9pt" style:font-size-asian="9pt" style:font-size-complex="9pt"/>
    </style:style>
    <style:style style:name="P118" style:parent-style-name="Normal" style:family="paragraph">
      <style:text-properties style:font-name="Arial" style:font-name-complex="Arial"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style:font-name="Arial" style:font-name-complex="Arial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Policepardéfaut" style:family="text">
      <style:text-properties style:font-name="Arial" style:font-name-complex="Arial"/>
    </style:style>
    <style:style style:name="P121" style:parent-style-name="Normal" style:family="paragraph">
      <style:paragraph-properties fo:text-align="center"/>
      <style:text-properties style:font-name="Arial" style:font-name-complex="Arial" fo:font-size="7pt" style:font-size-asian="7pt" style:font-size-complex="7pt"/>
    </style:style>
    <style:style style:name="T122" style:parent-style-name="Policepardéfaut" style:family="text">
      <style:text-properties style:font-name="Arial" style:font-name-complex="Arial" fo:font-size="9pt" style:font-size-asian="9pt" style:font-size-complex="9pt"/>
    </style:style>
    <style:style style:name="P123" style:parent-style-name="Normal" style:family="paragraph">
      <style:text-properties style:font-name="Arial" style:font-name-complex="Arial" fo:font-size="9pt" style:font-size-asian="9pt" style:font-size-complex="9pt"/>
    </style:style>
    <style:style style:name="T124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25" style:parent-style-name="Policepardéfaut" style:family="text">
      <style:text-properties style:font-name="Arial" style:font-name-complex="Arial" fo:font-size="9pt" style:font-size-asian="9pt" style:font-size-complex="9pt"/>
    </style:style>
    <style:style style:name="P126" style:parent-style-name="Normal" style:family="paragraph">
      <style:text-properties style:font-name="Arial" style:font-name-complex="Arial" fo:font-size="9pt" style:font-size-asian="9pt" style:font-size-complex="9pt"/>
    </style:style>
    <style:style style:name="T127" style:parent-style-name="Policepardéfaut" style:family="text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 fo:font-weight="bold" style:font-weight-asian="bold" style:font-weight-complex="bold" fo:color="#00B050" fo:font-size="8pt" style:font-size-asian="8pt" style:font-size-complex="8pt"/>
    </style:style>
    <style:style style:name="T129" style:parent-style-name="Policepardéfaut" style:family="text">
      <style:text-properties style:font-name="Arial" style:font-name-complex="Arial"/>
    </style:style>
    <style:style style:name="T130" style:parent-style-name="Policepardéfaut" style:family="text">
      <style:text-properties style:font-name="Arial" style:font-name-complex="Arial"/>
    </style:style>
    <style:style style:name="T131" style:parent-style-name="Policepardéfaut" style:family="text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 fo:font-size="8pt" style:font-size-asian="8pt" style:font-size-complex="8pt"/>
    </style:style>
    <style:style style:name="T13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34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olumn136" style:family="table-column">
      <style:table-column-properties style:column-width="2.5562in"/>
    </style:style>
    <style:style style:name="Table135" style:family="table">
      <style:table-properties style:width="2.5562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143" style:family="table-row">
      <style:table-row-properties style:min-row-height="0.18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46" style:family="table-column">
      <style:table-column-properties style:column-width="1.1625in"/>
    </style:style>
    <style:style style:name="TableColumn147" style:family="table-column">
      <style:table-column-properties style:column-width="1.2368in"/>
    </style:style>
    <style:style style:name="Table145" style:family="table">
      <style:table-properties style:width="2.3993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52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P155" style:parent-style-name="Normal" style:family="paragraph">
      <style:paragraph-properties fo:text-align="center" fo:margin-bottom="0in" fo:line-height="100%"/>
    </style:style>
    <style:style style:name="T156" style:parent-style-name="Policepardéfaut" style:family="text">
      <style:text-properties style:font-name="Arial" style:font-name-complex="Arial" fo:font-size="9pt" style:font-size-asian="9pt" style:font-size-complex="9pt"/>
    </style:style>
    <style:style style:name="P157" style:parent-style-name="Normal" style:family="paragraph">
      <style:text-properties style:font-name="Arial" style:font-name-complex="Arial" fo:font-size="9pt" style:font-size-asian="9pt" style:font-size-complex="9pt"/>
    </style:style>
    <style:style style:name="P158" style:parent-style-name="Normal" style:family="paragraph">
      <style:text-properties style:font-name="Arial" style:font-name-complex="Arial" fo:font-size="9pt" style:font-size-asian="9pt" style:font-size-complex="9pt"/>
    </style:style>
    <style:style style:name="T159" style:parent-style-name="Policepardéfaut" style:family="text">
      <style:text-properties style:font-name="Arial" style:font-name-complex="Arial"/>
    </style:style>
    <style:style style:name="P160" style:parent-style-name="Normal" style:family="paragraph">
      <style:paragraph-properties fo:text-align="center"/>
      <style:text-properties style:font-name="Arial" style:font-name-complex="Arial" fo:font-size="7pt" style:font-size-asian="7pt" style:font-size-complex="7pt"/>
    </style:style>
    <style:style style:name="T161" style:parent-style-name="Policepardéfaut" style:family="text">
      <style:text-properties style:font-name="Arial" style:font-name-complex="Arial"/>
    </style:style>
    <style:style style:name="P162" style:parent-style-name="Normal" style:family="paragraph">
      <style:paragraph-properties fo:text-align="center"/>
      <style:text-properties style:font-name="Arial" style:font-name-complex="Arial" fo:font-size="7pt" style:font-size-asian="7pt" style:font-size-complex="7pt"/>
    </style:style>
    <style:style style:name="T16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64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6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66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67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68" style:parent-style-name="Policepardéfaut" style:family="text">
      <style:text-properties style:font-name="Arial" style:font-name-complex="Arial" fo:font-size="9pt" style:font-size-asian="9pt" style:font-size-complex="9pt"/>
    </style:style>
    <style:style style:name="TableColumn170" style:family="table-column">
      <style:table-column-properties style:column-width="2.5562in"/>
    </style:style>
    <style:style style:name="Table169" style:family="table">
      <style:table-properties style:width="2.5562in" fo:margin-left="0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80" style:family="table-column">
      <style:table-column-properties style:column-width="1.1625in"/>
    </style:style>
    <style:style style:name="TableColumn181" style:family="table-column">
      <style:table-column-properties style:column-width="1.2368in"/>
    </style:style>
    <style:style style:name="Table179" style:family="table">
      <style:table-properties style:width="2.3993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187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88" style:parent-style-name="Policepardéfaut" style:family="text">
      <style:text-properties style:font-name="Arial" style:font-name-complex="Arial" fo:font-size="9pt" style:font-size-asian="9pt" style:font-size-complex="9pt"/>
    </style:style>
    <style:style style:name="P189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190" style:parent-style-name="Policepardéfaut" style:family="text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 fo:font-weight="bold" style:font-weight-asian="bold" style:font-weight-complex="bold" fo:color="#00B050" fo:font-size="8pt" style:font-size-asian="8pt" style:font-size-complex="8pt"/>
    </style:style>
    <style:style style:name="T192" style:parent-style-name="Policepardéfaut" style:family="text">
      <style:text-properties style:font-name="Arial" style:font-name-complex="Arial"/>
    </style:style>
    <style:style style:name="P193" style:parent-style-name="Normal" style:family="paragraph">
      <style:paragraph-properties fo:text-align="center"/>
      <style:text-properties style:font-name="Arial" style:font-name-complex="Arial" fo:font-size="7pt" style:font-size-asian="7pt" style:font-size-complex="7pt"/>
    </style:style>
    <style:style style:name="T194" style:parent-style-name="Policepardéfaut" style:family="text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 fo:font-size="8pt" style:font-size-asian="8pt" style:font-size-complex="8pt"/>
    </style:style>
    <style:style style:name="T196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97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98" style:parent-style-name="Policepardéfaut" style:family="text">
      <style:text-properties style:font-name="Arial" style:font-name-complex="Arial" fo:font-size="9pt" style:font-size-asian="9pt" style:font-size-complex="9pt"/>
    </style:style>
    <style:style style:name="T199" style:parent-style-name="Policepardéfaut" style:family="text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/>
    </style:style>
    <style:style style:name="T201" style:parent-style-name="Policepardéfaut" style:family="text">
      <style:text-properties style:font-name="Arial" style:font-name-complex="Arial"/>
    </style:style>
    <style:style style:name="P202" style:parent-style-name="Normal" style:family="paragraph">
      <style:paragraph-properties fo:text-align="center"/>
      <style:text-properties style:font-name="Arial" style:font-name-complex="Arial" fo:font-size="7pt" style:font-size-asian="7pt" style:font-size-complex="7pt"/>
    </style:style>
    <style:style style:name="T20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204" style:parent-style-name="Policepardéfaut" style:family="text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 fo:font-weight="bold" style:font-weight-asian="bold" style:font-weight-complex="bold" fo:color="#00B050" fo:font-size="8pt" style:font-size-asian="8pt" style:font-size-complex="8pt"/>
    </style:style>
    <style:style style:name="T206" style:parent-style-name="Policepardéfaut" style:family="text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 fo:font-size="8pt" style:font-size-asian="8pt" style:font-size-complex="8pt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complex="Arial"/>
    </style:style>
    <style:style style:name="TableColumn211" style:family="table-column">
      <style:table-column-properties style:column-width="2.5562in"/>
    </style:style>
    <style:style style:name="Table210" style:family="table">
      <style:table-properties style:width="2.5562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style:font-name="Arial" style:font-name-complex="Arial" fo:font-size="9pt" style:font-size-asian="9pt" style:font-size-complex="9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22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222" style:parent-style-name="Policepardéfaut" style:family="text">
      <style:text-properties style:font-name="Arial" style:font-name-complex="Arial" fo:font-size="9pt" style:font-size-asian="9pt" style:font-size-complex="9pt"/>
    </style:style>
    <style:style style:name="P223" style:parent-style-name="Normal" style:family="paragraph">
      <style:text-properties style:font-name="Arial" style:font-name-complex="Arial"/>
    </style:style>
    <style:style style:name="P224" style:parent-style-name="Normal" style:family="paragraph">
      <style:text-properties style:font-name="Arial" style:font-name-complex="Arial"/>
    </style:style>
    <style:style style:name="P225" style:parent-style-name="Normal" style:family="paragraph">
      <style:text-properties style:font-name="Arial" style:font-name-complex="Arial"/>
    </style:style>
    <style:style style:name="T226" style:parent-style-name="Policepardéfaut" style:family="text">
      <style:text-properties style:font-name="Arial" style:font-name-complex="Arial"/>
    </style:style>
    <style:style style:name="P227" style:parent-style-name="Normal" style:family="paragraph">
      <style:paragraph-properties fo:text-align="center"/>
      <style:text-properties style:font-name="Arial" style:font-name-complex="Arial" fo:font-size="7pt" style:font-size-asian="7pt" style:font-size-complex="7pt"/>
    </style:style>
    <style:style style:name="T228" style:parent-style-name="Policepardéfaut" style:family="text">
      <style:text-properties style:font-name="Arial" style:font-name-complex="Arial" fo:font-size="9pt" style:font-size-asian="9pt" style:font-size-complex="9pt"/>
    </style:style>
    <style:style style:name="P229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0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0694in" svg:stroke-color="#000000" draw:marker-end="a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0694in" svg:stroke-color="#00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0694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000000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7">CMTD :<text:s/></text:span><text:span text:style-name="T8">Flux, MCT, Reverse</text:span></text:p>
          </table:table-cell>
        </table:table-row>
      </table:table>
      <text:p text:style-name="P9"/>
      <text:p text:style-name="P10"/>
      <text:p text:style-name="P11">Exercice 1 :</text:p>
      <text:p text:style-name="P12">Matrice de flux :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<draw:connector draw:type="line" svg:x1="0.97218in" svg:y1="0.58252in" svg:x2="2.01801in" svg:y2="0.29224in" draw:z-index="251679744" draw:id="id0" draw:style-name="a0" draw:name="Connecteur droit 7" text:anchor-type="paragraph"><svg:title/><svg:desc/></draw:connector></text:span><text:span text:style-name="T24">De -&gt; Vers</text:span></text:p>
          </table:table-cell>
          <table:table-cell table:style-name="TableCell25">
            <text:p text:style-name="P26">Centrale d’achat</text:p>
          </table:table-cell>
          <table:table-cell table:style-name="TableCell27">
            <text:p text:style-name="P28">Acheteur</text:p>
            <text:p text:style-name="P29">Magasin</text:p>
          </table:table-cell>
          <table:table-cell table:style-name="TableCell30">
            <text:p text:style-name="P31">Client</text:p>
          </table:table-cell>
          <table:table-cell table:style-name="TableCell32">
            <text:p text:style-name="P33">Magasin</text:p>
          </table:table-cell>
          <table:table-cell table:style-name="TableCell34">
            <text:p text:style-name="P35">Fournisseur</text:p>
          </table:table-cell>
        </table:table-row>
        <table:table-row table:style-name="TableRow36">
          <table:table-cell table:style-name="TableCell37">
            <text:p text:style-name="P38"><text:span text:style-name="T39"><draw:connector draw:type="line" svg:x1="0.96351in" svg:y1="-0.00509in" svg:x2="2.01768in" svg:y2="0.28866in" draw:z-index="251674624" draw:id="id1" draw:style-name="a1" draw:name="Connecteur droit 2" text:anchor-type="paragraph"><svg:title/><svg:desc/></draw:connector></text:span><text:span text:style-name="T40">Centrale d’achat</text:span></text:p>
          </table:table-cell>
          <table:table-cell table:style-name="TableCell41">
            <text:p text:style-name="P42"><text:span text:style-name="T43"><draw:connector draw:type="line" svg:x1="0.97559in" svg:y1="0.58692in" svg:x2="2.01865in" svg:y2="0.2897in" draw:z-index="251680768" draw:id="id2" draw:style-name="a2" draw:name="Connecteur droit 8" text:anchor-type="paragraph"><svg:title/><svg:desc/></draw:connector></text:span></text:p>
          </table:table-cell>
          <table:table-cell table:style-name="TableCell44">
            <text:p text:style-name="P45">Catalogue</text:p>
            <text:p text:style-name="P46">Collectio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Acheteur</text:p>
            <text:p text:style-name="P56">Magasin</text:p>
          </table:table-cell>
          <table:table-cell table:style-name="TableCell57">
            <text:p text:style-name="P58">Commande pour la saison</text:p>
          </table:table-cell>
          <table:table-cell table:style-name="TableCell59">
            <text:p text:style-name="P60"><text:span text:style-name="T61"><draw:connector draw:type="line" svg:x1="-0.07302in" svg:y1="-0.00474in" svg:x2="0.96865in" svg:y2="0.28554in" draw:z-index="251675648" draw:id="id3" draw:style-name="a3" draw:name="Connecteur droit 3" text:anchor-type="paragraph"><svg:title/><svg:desc/></draw:connector>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>Commande réassortiment</text:p>
          </table:table-cell>
        </table:table-row>
        <table:table-row table:style-name="TableRow68">
          <table:table-cell table:style-name="TableCell69">
            <text:p text:style-name="P70">Client</text:p>
          </table:table-cell>
          <table:table-cell table:style-name="TableCell71">
            <text:p text:style-name="P72"/>
          </table:table-cell>
          <table:table-cell table:style-name="TableCell73">
            <text:p text:style-name="P74"><text:span text:style-name="T75"><draw:connector draw:type="line" svg:x1="0.97323in" svg:y1="0.14457in" svg:x2="2.01837in" svg:y2="-0.00196in" draw:z-index="251681792" draw:id="id4" draw:style-name="a4" draw:name="Connecteur droit 9" text:anchor-type="paragraph"><svg:title/><svg:desc/></draw:connector></text:span></text:p>
          </table:table-cell>
          <table:table-cell table:style-name="TableCell76">
            <text:p text:style-name="P77"><text:span text:style-name="T78"><draw:connector draw:type="line" svg:x1="-0.07828in" svg:y1="-0.00728in" svg:x2="0.97033in" svg:y2="0.13994in" draw:z-index="251676672" draw:id="id5" draw:style-name="a5" draw:name="Connecteur droit 4" text:anchor-type="paragraph"><svg:title/><svg:desc/></draw:connector></text:span></text:p>
          </table:table-cell>
          <table:table-cell table:style-name="TableCell79">
            <text:p text:style-name="P80">Achat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Magasin</text:p>
          </table:table-cell>
          <table:table-cell table:style-name="TableCell86">
            <text:p text:style-name="P87"/>
          </table:table-cell>
          <table:table-cell table:style-name="TableCell88">
            <text:p text:style-name="P89">Liste articles en rupture</text:p>
          </table:table-cell>
          <table:table-cell table:style-name="TableCell90">
            <text:p text:style-name="P91"><text:span text:style-name="T92"><draw:connector draw:type="line" svg:x1="0.97034in" svg:y1="0.28341in" svg:x2="2.01826in" svg:y2="-0.00479in" draw:z-index="251682816" draw:id="id6" draw:style-name="a6" draw:name="Connecteur droit 10" text:anchor-type="paragraph"><svg:title/><svg:desc/></draw:connector></text:span><text:span text:style-name="T93"><draw:connector draw:type="line" svg:x1="0.96219in" svg:y1="-0.00479in" svg:x2="2.01636in" svg:y2="0.2841in" draw:z-index="251677696" draw:id="id7" draw:style-name="a7" draw:name="Connecteur droit 5" text:anchor-type="paragraph"><svg:title/><svg:desc/></draw:connector></text:span><text:span text:style-name="T94">Ventre prix</text:span></text:p>
            <text:p text:style-name="P95">Normal et Soldé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Fournisseur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><text:span text:style-name="T111"><draw:connector draw:type="line" svg:x1="0.97222in" svg:y1="0.28691in" svg:x2="2.02014in" svg:y2="-0.00337in" draw:z-index="251683840" draw:id="id8" draw:style-name="a8" draw:name="Connecteur droit 11" text:anchor-type="paragraph"><svg:title/><svg:desc/></draw:connector></text:span><text:span text:style-name="T112">Livraison marchandise</text:span></text:p>
          </table:table-cell>
          <table:table-cell table:style-name="TableCell113">
            <text:p text:style-name="P114"><text:span text:style-name="T115"><draw:connector draw:type="line" svg:x1="-0.08082in" svg:y1="-0.00444in" svg:x2="0.97057in" svg:y2="0.28584in" draw:z-index="251678720" draw:id="id9" draw:style-name="a9" draw:name="Connecteur droit 6" text:anchor-type="paragraph"><svg:title/><svg:desc/></draw:connector></text:span></text:p>
          </table:table-cell>
        </table:table-row>
      </table:table>
      <text:p text:style-name="P116"/>
      <text:p text:style-name="P117"/>
      <text:p text:style-name="P118">Exercice 2 :</text:p>
      <text:p text:style-name="P119">MCT :</text:p>
      <text:p text:style-name="Normal"><text:span text:style-name="T120"><draw:frame draw:z-index="251722752" draw:id="id10" draw:style-name="a10" draw:name="Zone de texte 2" text:anchor-type="paragraph" svg:x="-0.35424in" svg:y="0.15597in" svg:width="1.04514in" svg:height="0.5in" style:rel-width="scale" style:rel-height="scale"><draw:text-box><text:p text:style-name="P121">Dépôt du dossier de préinscription (ext1)</text:p></draw:text-box><svg:title/><svg:desc/></draw:frame></text:span><text:span text:style-name="T122"><draw:custom-shape svg:x="-0.65286in" svg:y="0.14329in" svg:width="1.61667in" svg:height="0.48542in" draw:z-index="251669504" draw:id="id11" draw:style-name="a11" draw:name="Ellipse 1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23"/>
      <text:p text:style-name="Normal"><text:span text:style-name="T124"><draw:connector draw:type="line" svg:x1="0.26108in" svg:y1="0.07638in" svg:x2="0.2583in" svg:y2="0.58471in" draw:z-index="251671552" draw:id="id12" draw:style-name="a13" draw:name="Connecteur droit avec flèche 17" text:anchor-type="paragraph"><svg:title/><svg:desc/></draw:connector></text:span><text:span text:style-name="T125"><text:s text:c="19"/></text:span></text:p>
      <text:p text:style-name="P126"><text:s text:c="18"/></text:p>
      <text:p text:style-name="Normal"><text:span text:style-name="T127"><draw:frame draw:z-index="251737088" draw:id="id13" draw:style-name="a14" draw:name="Zone de texte 2" text:anchor-type="paragraph" svg:x="0.4913in" svg:y="0.0823in" svg:width="0.83403in" svg:height="0.29375in" style:rel-width="scale" style:rel-height="scale"><draw:text-box><text:p text:style-name="P128">1</text:p></draw:text-box><svg:title/><svg:desc/></draw:frame></text:span><text:span text:style-name="T129"><draw:connector draw:type="line" svg:x1="7.05347in" svg:y1="0.26042in" svg:x2="4.44097in" svg:y2="0.90556in" draw:z-index="251720704" draw:id="id14" draw:style-name="a16" draw:name="Connecteur droit avec flèche 43" text:anchor-type="paragraph"><svg:title/><svg:desc/></draw:connector></text:span><text:span text:style-name="T130"><draw:connector draw:type="line" svg:x1="7.04514in" svg:y1="3.01875in" svg:x2="7.04931in" svg:y2="0.25625in" draw:z-index="251719680" draw:id="id15" draw:style-name="a17" draw:name="Connecteur droit 42" text:anchor-type="paragraph"><svg:title/><svg:desc/></draw:connector></text:span><text:span text:style-name="T131"><draw:frame draw:z-index="251701248" draw:id="id16" draw:style-name="a18" draw:name="Zone de texte 2" text:anchor-type="paragraph" svg:x="0.01597in" svg:y="0.09722in" svg:width="0.48403in" svg:height="0.25139in" style:rel-width="scale" style:rel-height="scale"><draw:text-box><text:p text:style-name="P132">ext1</text:p><text:p text:style-name="Normal"/></draw:text-box><svg:title/><svg:desc/></draw:frame></text:span><text:span text:style-name="T133"><draw:custom-shape svg:x="-0.02135in" svg:y="0.06835in" svg:width="0.56042in" svg:height="0.33403in" draw:z-index="251672576" draw:id="id17" draw:style-name="a19" draw:name="Organigramme : Connecteur page suivante 18" text:anchor-type="paragraph"><svg:title/><svg:desc/><draw:enhanced-geometry draw:type="non-primitive" svg:viewBox="0 0 10 10" draw:enhanced-path="M ?f0 ?f0 L ?f1 ?f0 ?f1 ?f2 ?f3 ?f1 ?f0 ?f2 Z N" draw:text-areas="?f8 ?f8 ?f9 ?f10"><draw:equation draw:name="f0" draw:formula="0"/><draw:equation draw:name="f1" draw:formula="10"/><draw:equation draw:name="f2" draw:formula="8"/><draw:equation draw:name="f3" draw:formula="5"/><draw:equation draw:name="f4" draw:formula="?f1 - ?f0"/><draw:equation draw:name="f5" draw:formula="?f4 / 10"/><draw:equation draw:name="f6" draw:formula="?f4 * 4"/><draw:equation draw:name="f7" draw:formula="?f6 / 5"/><draw:equation draw:name="f8" draw:formula="?f0 / ?f5"/><draw:equation draw:name="f9" draw:formula="?f1 / ?f5"/><draw:equation draw:name="f10" draw:formula="?f7 / ?f5"/></draw:enhanced-geometry></draw:custom-shape></text:span><text:span text:style-name="T134"><text:s text:c="13"/></text:span></text:p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Enregistrement de la pré-inscription (O1)</text:p>
          </table:table-cell>
        </table:table-row>
        <table:table-row table:style-name="TableRow140"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able:table table:style-name="Table145">
              <table:table-columns>
                <table:table-column table:style-name="TableColumn146"/>
                <table:table-column table:style-name="TableColumn147"/>
              </table:table-columns>
              <table:table-row table:style-name="TableRow148">
                <table:table-cell table:style-name="TableCell149">
                  <text:p text:style-name="P150"><text:span text:style-name="T151"><draw:connector draw:type="line" svg:x1="0.42254in" svg:y1="0.14367in" svg:x2="0.41976in" svg:y2="0.73395in" draw:z-index="251738112" draw:id="id18" draw:style-name="a21" draw:name="Connecteur droit avec flèche 57" text:anchor-type="paragraph"><svg:title/><svg:desc/></draw:connector></text:span><text:span text:style-name="T152">Dossier complet</text:span></text:p>
                </table:table-cell>
                <table:table-cell table:style-name="TableCell153">
                  <text:p text:style-name="P154">Dossier incomplet</text:p>
                </table:table-cell>
              </table:table-row>
            </table:table>
            <text:p text:style-name="P155"><text:span text:style-name="T156"><draw:connector draw:type="line" svg:x1="2.39414in" svg:y1="-0.08509in" svg:x2="3.85386in" svg:y2="0.14477in" draw:z-index="251707392" draw:id="id19" draw:style-name="a23" draw:name="Connecteur droit avec flèche 31" text:anchor-type="paragraph"><svg:title/><svg:desc/></draw:connector></text:span></text:p>
          </table:table-cell>
        </table:table-row>
      </table:table>
      <text:p text:style-name="P157"/>
      <text:p text:style-name="P158"><text:s/></text:p>
      <text:p text:style-name="Normal"><text:span text:style-name="T159"><draw:frame draw:z-index="251713536" draw:id="id20" draw:style-name="a24" draw:name="Zone de texte 2" text:anchor-type="paragraph" svg:x="5.48958in" svg:y="0.05069in" svg:width="1.12639in" svg:height="0.35764in" style:rel-width="scale" style:rel-height="scale"><draw:text-box><text:p text:style-name="P160">Réception pièces manquantes (ext2)</text:p></draw:text-box><svg:title/><svg:desc/></draw:frame></text:span><text:span text:style-name="T161"><draw:frame draw:z-index="251711488" draw:id="id21" draw:style-name="a25" draw:name="Zone de texte 2" text:anchor-type="paragraph" svg:x="3.28862in" svg:y="0.06028in" svg:width="1.05764in" svg:height="0.34375in" style:rel-width="scale" style:rel-height="scale"><draw:text-box><text:p text:style-name="P162">Dossier mis en attente (int2)</text:p></draw:text-box><svg:title/><svg:desc/></draw:frame></text:span><text:span text:style-name="T163"><draw:custom-shape svg:x="3.13869in" svg:y="0.00663in" svg:width="1.40764in" svg:height="0.44028in" draw:z-index="251684864" draw:id="id22" draw:style-name="a26" draw:name="Ellipse 19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64"><draw:custom-shape svg:x="5.39259in" svg:y="0.00737in" svg:width="1.27153in" svg:height="0.43403in" draw:z-index="251686912" draw:id="id23" draw:style-name="a27" draw:name="Ellipse 20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65"><text:s text:c="5"/></text:span></text:p>
      <text:p text:style-name="Normal"><text:span text:style-name="T166"><draw:connector draw:type="line" svg:x1="3.52986in" svg:y1="0.15764in" svg:x2="2.55069in" svg:y2="1.62917in" draw:z-index="251716608" draw:id="id24" draw:style-name="a29" draw:name="Connecteur droit avec flèche 39" text:anchor-type="paragraph"><svg:title/><svg:desc/></draw:connector></text:span><text:span text:style-name="T167"><draw:connector draw:type="line" svg:x1="5.68357in" svg:y1="0.1433in" svg:x2="5.3926in" svg:y2="0.55858in" draw:z-index="251706368" draw:id="id25" draw:style-name="a31" draw:name="Connecteur droit avec flèche 30" text:anchor-type="paragraph"><svg:title/><svg:desc/></draw:connector></text:span><text:span text:style-name="T168"><draw:connector draw:type="line" svg:x1="4.24324in" svg:y1="0.1433in" svg:x2="4.66477in" svg:y2="0.48705in" draw:z-index="251705344" draw:id="id26" draw:style-name="a33" draw:name="Connecteur droit avec flèche 29" text:anchor-type="paragraph"><svg:title/><svg:desc/></draw:connector></text:span></text:p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Mise à jour du<text:s/>dossier (O2)</text:p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able:table table:style-name="Table179">
              <table:table-columns>
                <table:table-column table:style-name="TableColumn180"/>
                <table:table-column table:style-name="TableColumn181"/>
              </table:table-columns>
              <table:table-row table:style-name="TableRow182">
                <table:table-cell table:style-name="TableCell183">
                  <text:p text:style-name="P184">Dossier complet</text:p>
                </table:table-cell>
                <table:table-cell table:style-name="TableCell185">
                  <text:p text:style-name="P186"><text:span text:style-name="T187"><draw:connector draw:type="line" svg:x1="0.86449in" svg:y1="0.15497in" svg:x2="0.86241in" svg:y2="0.73136in" draw:z-index="251717632" draw:id="id27" draw:style-name="a34" draw:name="Connecteur droit 40" text:anchor-type="paragraph"><svg:title/><svg:desc/></draw:connector></text:span><text:span text:style-name="T188">Dossier incomplet</text:span></text:p>
                </table:table-cell>
              </table:table-row>
            </table:table>
            <text:p text:style-name="P189"/>
          </table:table-cell>
        </table:table-row>
      </table:table>
      <text:p text:style-name="Normal"><text:span text:style-name="T190"><draw:frame draw:z-index="251732992" draw:id="id28" draw:style-name="a35" draw:name="Zone de texte 2" text:anchor-type="paragraph" svg:x="4.43771in" svg:y="0.24354in" svg:width="0.83403in" svg:height="0.29375in" style:rel-width="scale" style:rel-height="scale"><draw:text-box><text:p text:style-name="P191">2</text:p></draw:text-box><svg:title/><svg:desc/></draw:frame></text:span><text:span text:style-name="T192"><draw:frame draw:z-index="251715584" draw:id="id29" draw:style-name="a36" draw:name="Zone de texte 2" text:anchor-type="paragraph" svg:x="-0.71676in" svg:y="0.1833in" svg:width="1.05764in" svg:height="0.34375in" style:rel-width="scale" style:rel-height="scale"><draw:text-box><text:p text:style-name="P193">Pré-inscription acceptée (int1)</text:p></draw:text-box><svg:title/><svg:desc/></draw:frame></text:span><text:span text:style-name="T194"><draw:frame draw:z-index="251699200" draw:id="id30" draw:style-name="a37" draw:name="Zone de texte 2" text:anchor-type="paragraph" svg:x="4.63176in" svg:y="0.22014in" svg:width="0.85764in" svg:height="0.3in" style:rel-width="scale" style:rel-height="scale"><draw:text-box><text:p text:style-name="P195">ext2 et int2</text:p></draw:text-box><svg:title/><svg:desc/></draw:frame></text:span><text:span text:style-name="T196"><draw:custom-shape svg:x="-0.86774in" svg:y="0.12715in" svg:width="1.40764in" svg:height="0.44028in" draw:z-index="251691008" draw:id="id31" draw:style-name="a38" draw:name="Ellipse 2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97"><draw:custom-shape svg:x="1.90909in" svg:y="1.35714in" svg:width="0.72639in" svg:height="0.47917in" draw:z-index="251695104" draw:id="id32" draw:style-name="a39" draw:name="Organigramme : Connecteur page suivante 24" text:anchor-type="paragraph"><svg:title/><svg:desc/><draw:enhanced-geometry draw:type="non-primitive" svg:viewBox="0 0 10 10" draw:enhanced-path="M ?f0 ?f0 L ?f1 ?f0 ?f1 ?f2 ?f3 ?f1 ?f0 ?f2 Z N" draw:text-areas="?f8 ?f8 ?f9 ?f10"><draw:equation draw:name="f0" draw:formula="0"/><draw:equation draw:name="f1" draw:formula="10"/><draw:equation draw:name="f2" draw:formula="8"/><draw:equation draw:name="f3" draw:formula="5"/><draw:equation draw:name="f4" draw:formula="?f1 - ?f0"/><draw:equation draw:name="f5" draw:formula="?f4 / 10"/><draw:equation draw:name="f6" draw:formula="?f4 * 4"/><draw:equation draw:name="f7" draw:formula="?f6 / 5"/><draw:equation draw:name="f8" draw:formula="?f0 / ?f5"/><draw:equation draw:name="f9" draw:formula="?f1 / ?f5"/><draw:equation draw:name="f10" draw:formula="?f7 / ?f5"/></draw:enhanced-geometry></draw:custom-shape></text:span><text:span text:style-name="T198"><draw:custom-shape svg:x="4.66501in" svg:y="0.13641in" svg:width="0.72639in" svg:height="0.47917in" draw:z-index="251688960" draw:id="id33" draw:style-name="a40" draw:name="Organigramme : Connecteur page suivante 21" text:anchor-type="paragraph"><svg:title/><svg:desc/><draw:enhanced-geometry draw:type="non-primitive" svg:viewBox="0 0 10 10" draw:enhanced-path="M ?f0 ?f0 L ?f1 ?f0 ?f1 ?f2 ?f3 ?f1 ?f0 ?f2 Z N" draw:text-areas="?f8 ?f8 ?f9 ?f10"><draw:equation draw:name="f0" draw:formula="0"/><draw:equation draw:name="f1" draw:formula="10"/><draw:equation draw:name="f2" draw:formula="8"/><draw:equation draw:name="f3" draw:formula="5"/><draw:equation draw:name="f4" draw:formula="?f1 - ?f0"/><draw:equation draw:name="f5" draw:formula="?f4 / 10"/><draw:equation draw:name="f6" draw:formula="?f4 * 4"/><draw:equation draw:name="f7" draw:formula="?f6 / 5"/><draw:equation draw:name="f8" draw:formula="?f0 / ?f5"/><draw:equation draw:name="f9" draw:formula="?f1 / ?f5"/><draw:equation draw:name="f10" draw:formula="?f7 / ?f5"/></draw:enhanced-geometry></draw:custom-shape></text:span></text:p>
      <text:p text:style-name="Normal"><text:span text:style-name="T199"><draw:connector draw:type="line" svg:x1="3.82177in" svg:y1="0.73576in" svg:x2="0.5426in" svg:y2="0.07326in" draw:z-index="251709440" draw:id="id34" draw:style-name="a42" draw:name="Connecteur droit avec flèche 33" text:anchor-type="paragraph"><svg:title/><svg:desc/></draw:connector></text:span></text:p>
      <text:p text:style-name="P200"/>
      <text:p text:style-name="Normal"><text:span text:style-name="T201"><draw:frame draw:z-index="251703296" draw:id="id35" draw:style-name="a43" draw:name="Zone de texte 2" text:anchor-type="paragraph" svg:x="-0.21528in" svg:y="0.27457in" svg:width="1.05764in" svg:height="0.34375in" style:rel-width="scale" style:rel-height="scale"><draw:text-box><text:p text:style-name="P202">La date actuelle est (ext3)</text:p></draw:text-box><svg:title/><svg:desc/></draw:frame></text:span><text:span text:style-name="T203"><draw:custom-shape svg:x="-0.35714in" svg:y="0.2206in" svg:width="1.40764in" svg:height="0.44028in" draw:z-index="251693056" draw:id="id36" draw:style-name="a44" draw:name="Ellipse 23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204"><draw:frame draw:z-index="251735040" draw:id="id37" draw:style-name="a45" draw:name="Zone de texte 2" text:anchor-type="paragraph" svg:x="2.58441in" svg:y="0.23746in" svg:width="0.83403in" svg:height="0.29375in" style:rel-width="scale" style:rel-height="scale"><draw:text-box><text:p text:style-name="P205">3</text:p></draw:text-box><svg:title/><svg:desc/></draw:frame></text:span><text:span text:style-name="T206"><draw:frame draw:z-index="251697152" draw:id="id38" draw:style-name="a46" draw:name="Zone de texte 2" text:anchor-type="paragraph" svg:x="1.90509in" svg:y="0.23229in" svg:width="0.83403in" svg:height="0.29375in" style:rel-width="scale" style:rel-height="scale"><draw:text-box><text:p text:style-name="P207">ext3 et int2</text:p></draw:text-box><svg:title/><svg:desc/></draw:frame></text:span><text:span text:style-name="T208"><draw:connector draw:type="line" svg:x1="1.00299in" svg:y1="0.2265in" svg:x2="1.91132in" svg:y2="0.37511in" draw:z-index="251704320" draw:id="id39" draw:style-name="a48" draw:name="Connecteur droit avec flèche 28" text:anchor-type="paragraph"><svg:title/><svg:desc/></draw:connector></text:span></text:p>
      <text:p text:style-name="Normal"><text:span text:style-name="T209"><draw:connector draw:type="line" svg:x1="5.91885in" svg:y1="0.18066in" svg:x2="7.03274in" svg:y2="0.18066in" draw:z-index="251718656" draw:id="id40" draw:style-name="a49" draw:name="Connecteur droit 41" text:anchor-type="paragraph"><svg:title/><svg:desc/></draw:connector></text:span></text:p>
      <table:table table:style-name="Table210">
        <table:table-columns>
          <table:table-column table:style-name="TableColumn211"/>
        </table:table-columns>
        <table:table-row table:style-name="TableRow212">
          <table:table-cell table:style-name="TableCell213">
            <text:soft-page-break/>
            <text:p text:style-name="P214">Suppression du dossier</text:p>
          </table:table-cell>
        </table:table-row>
        <table:table-row table:style-name="TableRow215"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<text:span text:style-name="T221"><draw:connector draw:type="line" svg:x1="1.14904in" svg:y1="0.14934in" svg:x2="1.14904in" svg:y2="0.58476in" draw:z-index="251730944" draw:id="id41" draw:style-name="a51" draw:name="Connecteur droit avec flèche 50" text:anchor-type="paragraph"><svg:title/><svg:desc/></draw:connector></text:span><text:span text:style-name="T222">Toujours</text:span></text:p>
          </table:table-cell>
        </table:table-row>
      </table:table>
      <text:p text:style-name="P223"/>
      <text:p text:style-name="P224"/>
      <text:p text:style-name="P225"/>
      <text:p text:style-name="Normal"><text:span text:style-name="T226"><draw:frame draw:z-index="251729920" draw:id="id42" draw:style-name="a52" draw:name="Zone de texte 2" text:anchor-type="paragraph" svg:x="1.86181in" svg:y="0.08681in" svg:width="1.05764in" svg:height="0.34375in" style:rel-width="scale" style:rel-height="scale"><draw:text-box><text:p text:style-name="P227">Dossier supprimé (int3)</text:p></draw:text-box><svg:title/><svg:desc/></draw:frame></text:span><text:span text:style-name="T228"><draw:custom-shape svg:x="1.70273in" svg:y="0.02791in" svg:width="1.40764in" svg:height="0.44028in" draw:z-index="251728896" draw:id="id43" draw:style-name="a53" draw:name="Ellipse 49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32" svg:viewBox="0 0 20 30" svg:d="m10 0-10 30h20z"/>
    <draw:marker draw:name="a20" svg:viewBox="0 0 20 30" svg:d="m10 0-10 30h20z"/>
    <draw:marker draw:name="a28" svg:viewBox="0 0 20 30" svg:d="m10 0-10 30h20z"/>
    <draw:marker draw:name="a50" svg:viewBox="0 0 20 30" svg:d="m10 0-10 30h20z"/>
    <draw:marker draw:name="a22" svg:viewBox="0 0 20 30" svg:d="m10 0-10 30h20z"/>
    <draw:marker draw:name="a47" svg:viewBox="0 0 20 30" svg:d="m10 0-10 30h20z"/>
    <draw:marker draw:name="a12" svg:viewBox="0 0 20 30" svg:d="m10 0-10 30h20z"/>
    <draw:marker draw:name="a41" svg:viewBox="0 0 20 30" svg:d="m10 0-10 30h20z"/>
    <draw:marker draw:name="a30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6">Info030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0-23T12:37:00Z</meta:creation-date>
    <dc:date>2020-11-03T11:17:00Z</dc:date>
    <meta:print-date>2020-10-23T13:52:00Z</meta:print-date>
    <meta:template xlink:href="Normal" xlink:type="simple"/>
    <meta:editing-cycles>52</meta:editing-cycles>
    <meta:editing-duration>PT5100S</meta:editing-duration>
    <meta:document-statistic meta:page-count="2" meta:paragraph-count="1" meta:word-count="106" meta:character-count="693" meta:row-count="4" meta:non-whitespace-character-count="588"/>
  </office:meta>
</office:document-meta>
</file>